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819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4.2244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9654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1.7154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TH1CLCR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Website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1236,C1235,C1234,C1233,C536,C535,C534,C1232,C1231,C1226,C1230,C1229,C1228,C1227,C1225,C1224,C1223,C1222,C1221,C1220,C1219,C1218,C1217,C1216,C1215,C1214,C1213,C1212,C1211,C1203,C533,C532,C531,C530,C529,C528,C527,C526,C525,C524,C1121,C1120,C1119,C1118,C1117,C1116,C1115,C1114,C1113,C1112,C1111,C1110,C1109,C1108,C1107,C1105,C1019,C1018,C1015,C1014,C1013,C1012,C1011,C1016,C1010,C1017,C1009,C1008,C1007,C820,C819,C818,C813,C812,C817,C816,C815,C814,C822,C823,C811,C821,C810,C809,C808,C807,C624,C623,C622,C621,C620,C619,C618,C617,C616,C615,C612,C609,C606,C603,C523,C522,C521,C520,C308,C306,C304,C303,C301,C210,C207,C206,C205,C204,C202,C201</text:p>
          </table:table-cell>
          <table:table-cell table:style-name="ce3" office:value-type="string" calcext:value-type="string">
            <text:p>C_0603_1608Metric_Pad1.08x0.95mm_HandSolder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100n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539,C538,C1210,C626,C625,C510,C1122,C1106,C1005,C1004,C1003,C1001,C805,C804,C802,C801,C704,C703,C701,C516,C514,C401,C307,C305,C302,C209,C203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u</text:p>
          </table:table-cell>
          <table:table-cell table:number-columns-repeated="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537,C1201,C509</text:p>
          </table:table-cell>
          <table:table-cell table:style-name="ce4" office:value-type="string" calcext:value-type="string">
            <text:p>C_0603_1608Metric_Pad1.08x0.95mm_HandSolder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0n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535,R534,R533,R532,R1230,R512,R1106,R1105,R1104,R812,R635,R627,R620,R613,R606,R513,R503,R502,R301,R220,R219,R218,R217,R213,R20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1209,U1216,U1212,U1210,U604,U603,U602,U601</text:p>
          </table:table-cell>
          <table:table-cell office:value-type="string" calcext:value-type="string">
            <text:p>SOT-23-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N74LVC1T45DBV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1208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431DBZ</text:p>
          </table:table-cell>
          <table:table-cell table:number-columns-repeated="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R1231,R1218,R1103,R1101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1229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1204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TC114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1203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TA144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1202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SC3326B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808,U703,U1010,U1005,U1002,U812,U806,U803,U802</text:p>
          </table:table-cell>
          <table:table-cell office:value-type="string" calcext:value-type="string">
            <text:p>SOIC-8_3.9x4.9mm_P1.27m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CP661-E/SN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613,C1006,C1002,C806,C803,C611,C610,C608,C607,C605,C602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NP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632,R63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/.5%</text:p>
          </table:table-cell>
          <table:table-cell table:number-columns-repeated="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R1222,R1024,R1014,R831,R820,R302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906,U904</text:p>
          </table:table-cell>
          <table:table-cell office:value-type="string" calcext:value-type="string">
            <text:p>TO-263-3_TabPi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1117SX-5.0/NOPB 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1211</text:p>
          </table:table-cell>
          <table:table-cell office:value-type="string" calcext:value-type="string">
            <text:p>SOT-353_SC-70-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HC1G1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515,C513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815,U814,U809,U1012,U1007</text:p>
          </table:table-cell>
          <table:table-cell office:value-type="string" calcext:value-type="string">
            <text:p>SOT-23-6_Handsolde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N74LVC1T45DBV</text:p>
          </table:table-cell>
          <table:table-cell table:number-columns-repeated="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TP901</text:p>
          </table:table-cell>
          <table:table-cell table:style-name="ce4" office:value-type="string" calcext:value-type="string">
            <text:p>TestPoint_Loop_D2.60mm_Drill1.6mm_Beade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estPoint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P1005,TP1004,TP1003,TP1002,TP1001,TP807,TP806,TP805,TP804,TP803,TP802,TP801,TP601</text:p>
          </table:table-cell>
          <table:table-cell office:value-type="string" calcext:value-type="string">
            <text:p>TestPoint_Pad_1.0x1.0m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stPoint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608,D607,D606,D605,D604,D603,D602,D601</text:p>
          </table:table-cell>
          <table:table-cell office:value-type="string" calcext:value-type="string">
            <text:p>D_SOD-323_HandSolder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S16J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V1201</text:p>
          </table:table-cell>
          <table:table-cell office:value-type="string" calcext:value-type="string">
            <text:p>Potentiometer_Bourns_3314J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14J-1-104E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V1001,RV801</text:p>
          </table:table-cell>
          <table:table-cell office:value-type="string" calcext:value-type="string">
            <text:p>Potentiometer_Bourns_3314J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14J-1-203E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X1201</text:p>
          </table:table-cell>
          <table:table-cell office:value-type="string" calcext:value-type="string">
            <text:p>IQXO-791</text:p>
          </table:table-cell>
          <table:table-cell office:value-type="float" office:value="1" calcext:value-type="float">
            <text:p>1</text:p>
          </table:table-cell>
          <table:table-cell office:value-type="float" office:value="830208220601" calcext:value-type="float">
            <text:p>83020822060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921,C916</text:p>
          </table:table-cell>
          <table:table-cell office:value-type="string" calcext:value-type="string">
            <text:p>CP_EIA-7343-20_Kemet-V_Pad2.25x2.5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521V107M016ATE05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908</text:p>
          </table:table-cell>
          <table:table-cell office:value-type="string" calcext:value-type="string">
            <text:p>TO-26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990SX-5.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901</text:p>
          </table:table-cell>
          <table:table-cell office:value-type="string" calcext:value-type="string">
            <text:p>TO-26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117SX-3.3/NOPB 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902</text:p>
          </table:table-cell>
          <table:table-cell office:value-type="string" calcext:value-type="string">
            <text:p>NC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S3S1205SC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Q120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V301N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1204,L1202,L1203,L1201</text:p>
          </table:table-cell>
          <table:table-cell office:value-type="string" calcext:value-type="string">
            <text:p>L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BMF1608T100K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901</text:p>
          </table:table-cell>
          <table:table-cell office:value-type="string" calcext:value-type="string">
            <text:p>PM1608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1608S-100M-RC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1215,U1214</text:p>
          </table:table-cell>
          <table:table-cell office:value-type="string" calcext:value-type="string">
            <text:p>SOIC-16_3.9x9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AC16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1213</text:p>
          </table:table-cell>
          <table:table-cell office:value-type="string" calcext:value-type="string">
            <text:p>SOT-353_SC-70-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UP1G79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1206</text:p>
          </table:table-cell>
          <table:table-cell office:value-type="string" calcext:value-type="string">
            <text:p>SOIC-16_3.9x9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G409DY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1207,U1201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H6639MA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1205,U1203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8038ARZ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1204</text:p>
          </table:table-cell>
          <table:table-cell office:value-type="string" calcext:value-type="string">
            <text:p>VSSOP-10_3x3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C781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509,U504</text:p>
          </table:table-cell>
          <table:table-cell office:value-type="string" calcext:value-type="string">
            <text:p>MSOP-8_3x3mm_P0.6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8476_MSOP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508,U503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1177AR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507,U502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865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506</text:p>
          </table:table-cell>
          <table:table-cell office:value-type="string" calcext:value-type="string">
            <text:p>SOIC-24W_7.5x15.4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S536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235,R1234,R1233,R122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1202,R1232,R1110,R1109,R1108,R110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k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1201,R1208,R529,R524,R515,R508,R90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k</text:p>
          </table:table-cell>
          <table:table-cell table:number-columns-repeated="3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R1216,R1213,R1210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1224,R1206,R1223,R1012,R819,R304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1217,R120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0/.1%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1225,R1209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/.1%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1227,R1215,R1220,R1212,R121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R1228,R212,R208,R206,R205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1221,R1214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120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1219,R902</text:p>
          </table:table-cell>
          <table:table-cell table:style-name="ce4" office:value-type="string" calcext:value-type="string">
            <text:p>R_0603_1608Metric_Pad0.98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120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1204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k8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810,R809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/.1%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530,R517,R518,R50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34/.1%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528,R519,R514,R50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1/.1%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7,R526,R525,R522,R511,R509,R510,R506,R61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/.1%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523,R50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531,R628,R626,R621,R619,R614,R612,R607,R60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Q501,Q801,Q617,Q615,Q611,Q607,Q603</text:p>
          </table:table-cell>
          <table:table-cell table:style-name="ce3" office:value-type="string" calcext:value-type="string">
            <text:p>SOT-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C84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501,K801,K601</text:p>
          </table:table-cell>
          <table:table-cell office:value-type="string" calcext:value-type="string">
            <text:p>S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2SA-5V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B1202,FB1201</text:p>
          </table:table-cell>
          <table:table-cell office:value-type="string" calcext:value-type="string">
            <text:p>L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M18SP601SZ1D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1206,D1203,D1205,D1202</text:p>
          </table:table-cell>
          <table:table-cell office:value-type="string" calcext:value-type="string">
            <text:p>D_SOD-5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ZX584C5V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1204,D1201</text:p>
          </table:table-cell>
          <table:table-cell office:value-type="string" calcext:value-type="string">
            <text:p>D_S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G20J</text:p>
          </table:table-cell>
          <table:table-cell table:number-columns-repeated="3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4" office:value-type="string" calcext:value-type="string">
            <text:p>D501,D802,D611</text:p>
          </table:table-cell>
          <table:table-cell table:style-name="ce4" office:value-type="string" calcext:value-type="string">
            <text:p>D_SOD-12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N4148W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1205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p3/COG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1209,C1204,C1202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u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1208,C1206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1207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p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901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519,C506,C508,C501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0p/COG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518,C512,C505,C503,C918,C917,C913,C912,C909,C908,C903,C902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u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517,C504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00p/COG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511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U1202</text:p>
          </table:table-cell>
          <table:table-cell office:value-type="string" calcext:value-type="string">
            <text:p>TSSOP-20_4.4x6.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983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907,C906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u7/50V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U605</text:p>
          </table:table-cell>
          <table:table-cell office:value-type="string" calcext:value-type="string">
            <text:p>SOIC-8-1EP_3.9x4.9mm_P1.27mm_EP2.29x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4817-1ARDZ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Y1101</text:p>
          </table:table-cell>
          <table:table-cell office:value-type="string" calcext:value-type="string">
            <text:p>NX3225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X3225GD-8MHZ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Y201</text:p>
          </table:table-cell>
          <table:table-cell office:value-type="string" calcext:value-type="string">
            <text:p>NX5032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X5032GA-25.000M-LN-CD-1</text:p>
          </table:table-cell>
          <table:table-cell table:number-columns-repeated="3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U1103</text:p>
          </table:table-cell>
          <table:table-cell table:style-name="ce4" office:value-type="string" calcext:value-type="string">
            <text:p>MSOP-8_3x3mm_P0.65m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4LC08B-E/MS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U1102</text:p>
          </table:table-cell>
          <table:table-cell office:value-type="string" calcext:value-type="string">
            <text:p>Texas_PWSON-N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C1080</text:p>
          </table:table-cell>
          <table:table-cell table:number-columns-repeated="3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U1101</text:p>
          </table:table-cell>
          <table:table-cell table:style-name="ce5" office:value-type="string" calcext:value-type="string">
            <text:p>TQFP-144_20x20mm_P0.5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TM32H743ZI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1011,U1006,U1001,U813,U807,U801</text:p>
          </table:table-cell>
          <table:table-cell office:value-type="string" calcext:value-type="string">
            <text:p>SOIC-8_3.9x4.9mm_P1.27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P6L91T-E/SN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U1009,U1008,U1004,U1003,U811,U810,U805,U804</text:p>
          </table:table-cell>
          <table:table-cell office:value-type="string" calcext:value-type="string">
            <text:p>SOT-23-6_Handsolder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N74LVC1G3157DBVR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907</text:p>
          </table:table-cell>
          <table:table-cell office:value-type="string" calcext:value-type="string">
            <text:p>NMK_D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K2409SC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U905</text:p>
          </table:table-cell>
          <table:table-cell office:value-type="string" calcext:value-type="string">
            <text:p>NMK_SIN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K2409SAC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U903</text:p>
          </table:table-cell>
          <table:table-cell office:value-type="string" calcext:value-type="string">
            <text:p>SOT-23-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590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U702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431BCDE4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U70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5040ID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U505,U501</text:p>
          </table:table-cell>
          <table:table-cell office:value-type="string" calcext:value-type="string">
            <text:p>TSSOP-16_4.4x5mm_P0.6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S8681IPWR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U401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N2003A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U303</text:p>
          </table:table-cell>
          <table:table-cell office:value-type="string" calcext:value-type="string">
            <text:p>SOIC-16W_7.5x10.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uM540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U302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B0104PW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301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C125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203,U201</text:p>
          </table:table-cell>
          <table:table-cell office:value-type="string" calcext:value-type="string">
            <text:p>SO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03-3.3</text:p>
          </table:table-cell>
          <table:table-cell table:number-columns-repeated="3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U202</text:p>
          </table:table-cell>
          <table:table-cell table:style-name="ce4" office:value-type="string" calcext:value-type="string">
            <text:p>QFN-24-1EP_4x4mm_P0.5mm_EP2.6x2.6mm_ThermalVia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AN8742A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110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1023,R1011,R830,R81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k/.1%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1022,R1018,R1017,R1010,R1004,R1003,R829,R823,R822,R816,R805,R804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k/.1%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021,R1007,R828,R811,R62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k/.1%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020,R827,R708,R70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k3/.1%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1019,R82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/.1%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1016,R824,R813,R801,R634,R622,R61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NP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1015,R1002,R821,R803,R625,R624,R618,R617,R611,R610,R604,R60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Meg</text:p>
          </table:table-cell>
          <table:table-cell table:number-columns-repeated="3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R1013,R1001,R818,R802,R629,R602</text:p>
          </table:table-cell>
          <table:table-cell table:style-name="ce4" office:value-type="string" calcext:value-type="string">
            <text:p>R_0603_1608Metric_Pad0.98x0.95mm_HandSolder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00/.1%</text:p>
          </table:table-cell>
          <table:table-cell table:number-columns-repeated="3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R1009,R1008,R1006,R1005,R815,R814,R808,R807,R609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1k/.1%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826,R80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8/.1%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70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1/.1%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70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/.1%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704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/.5W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70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702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R3/.5W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701,R521,R52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R22</text:p>
          </table:table-cell>
          <table:table-cell table:number-columns-repeated="3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R633,R516,R504</text:p>
          </table:table-cell>
          <table:table-cell table:style-name="ce4" office:value-type="string" calcext:value-type="string">
            <text:p>R_0603_1608Metric_Pad0.98x0.95mm_HandSolder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63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/.1%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608,R60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/.1%</text:p>
          </table:table-cell>
          <table:table-cell table:number-columns-repeated="3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R306</text:p>
          </table:table-cell>
          <table:table-cell table:style-name="ce4" office:value-type="string" calcext:value-type="string">
            <text:p>R_0603_1608Metric_Pad0.98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51R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30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R303</text:p>
          </table:table-cell>
          <table:table-cell table:style-name="ce4" office:value-type="string" calcext:value-type="string">
            <text:p>R_0603_1608Metric_Pad0.98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4k7</text:p>
          </table:table-cell>
          <table:table-cell table:number-columns-repeated="3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R221</text:p>
          </table:table-cell>
          <table:table-cell table:style-name="ce4" office:value-type="string" calcext:value-type="string">
            <text:p>R_0603_1608Metric_Pad0.98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k5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R216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/1kV</text:p>
          </table:table-cell>
          <table:table-cell table:number-columns-repeated="3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office:value-type="string" calcext:value-type="string">
            <text:p>R215,R214</text:p>
          </table:table-cell>
          <table:table-cell table:style-name="ce4" office:value-type="string" calcext:value-type="string">
            <text:p>R_0603_1608Metric_Pad0.98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table:style-name="ce4" office:value-type="string" calcext:value-type="string">
            <text:p>R211,R210</text:p>
          </table:table-cell>
          <table:table-cell table:style-name="ce4" office:value-type="string" calcext:value-type="string">
            <text:p>R_0603_1608Metric_Pad0.98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75/1%</text:p>
          </table:table-cell>
          <table:table-cell table:number-columns-repeated="3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R209</text:p>
          </table:table-cell>
          <table:table-cell table:style-name="ce4" office:value-type="string" calcext:value-type="string">
            <text:p>R_0603_1608Metric_Pad0.98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2k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204,R203,R202,R20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R9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Q901</text:p>
          </table:table-cell>
          <table:table-cell office:value-type="string" calcext:value-type="string">
            <text:p>TO-252-2_Rectif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R5410</text:p>
          </table:table-cell>
          <table:table-cell table:number-columns-repeated="3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Q616,Q612,Q608,Q604</text:p>
          </table:table-cell>
          <table:table-cell table:style-name="ce4" office:value-type="string" calcext:value-type="string">
            <text:p>SOT-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C857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Q614,Q613,Q610,Q609,Q606,Q605,Q602,Q601</text:p>
          </table:table-cell>
          <table:table-cell office:value-type="string" calcext:value-type="string">
            <text:p>SOT-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MBFJ309LT1G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301</text:p>
          </table:table-cell>
          <table:table-cell office:value-type="string" calcext:value-type="string">
            <text:p>CW25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252016-R33G</text:p>
          </table:table-cell>
          <table:table-cell table:number-columns-repeated="3"/>
        </table:table-row>
        <table:table-row table:style-name="ro1">
          <table:table-cell table:style-name="ce5" office:value-type="float" office:value="133" calcext:value-type="float">
            <text:p>133</text:p>
          </table:table-cell>
          <table:table-cell table:style-name="ce5" office:value-type="string" calcext:value-type="string">
            <text:p>L201</text:p>
          </table:table-cell>
          <table:table-cell table:style-name="ce5" office:value-type="string" calcext:value-type="string">
            <text:p>749010012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749010012A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K405,K404,K403,K402,K401</text:p>
          </table:table-cell>
          <table:table-cell office:value-type="string" calcext:value-type="string">
            <text:p>HE360_x-5050462-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3621A051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J1102</text:p>
          </table:table-cell>
          <table:table-cell office:value-type="string" calcext:value-type="string">
            <text:p>PinHeader_2x05_P1.27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1111-00010T4LF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J110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1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J401</text:p>
          </table:table-cell>
          <table:table-cell office:value-type="string" calcext:value-type="string">
            <text:p>Socket_DIN41612-CaseC1-AC-Male-64Pin-2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4AC</text:p>
          </table:table-cell>
          <table:table-cell table:number-columns-repeated="3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FB1101,FB201</text:p>
          </table:table-cell>
          <table:table-cell table:style-name="ce4" office:value-type="string" calcext:value-type="string">
            <text:p>L_0805_2012Metric_Pad1.15x1.40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42792031" calcext:value-type="float">
            <text:p>742792031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FB1001,FB801</text:p>
          </table:table-cell>
          <table:table-cell office:value-type="string" calcext:value-type="string">
            <text:p>L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M18TG102TN1D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F901</text:p>
          </table:table-cell>
          <table:table-cell office:value-type="string" calcext:value-type="string">
            <text:p>Fuse_SMD2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-LSMF185/33X</text:p>
          </table:table-cell>
          <table:table-cell table:number-columns-repeated="3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D1103</text:p>
          </table:table-cell>
          <table:table-cell table:style-name="ce4" office:value-type="string" calcext:value-type="string">
            <text:p>LED_0603_1608Metric_Pad1.05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LUE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1102,D202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number-columns-repeated="3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D1101,D903</text:p>
          </table:table-cell>
          <table:table-cell table:style-name="ce4" office:value-type="string" calcext:value-type="string">
            <text:p>LED_0603_1608Metric_Pad1.05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ED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1002,D1001,D803,D801,D610,D609</text:p>
          </table:table-cell>
          <table:table-cell office:value-type="string" calcext:value-type="string">
            <text:p>SOT-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V199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902</text:p>
          </table:table-cell>
          <table:table-cell office:value-type="string" calcext:value-type="string">
            <text:p>DO_214AA_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6T30AY</text:p>
          </table:table-cell>
          <table:table-cell table:number-columns-repeated="3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D901</text:p>
          </table:table-cell>
          <table:table-cell table:style-name="ce4" office:value-type="string" calcext:value-type="string">
            <text:p>D_SOD-1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MSZ5249B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303</text:p>
          </table:table-cell>
          <table:table-cell office:value-type="string" calcext:value-type="string">
            <text:p>D_SOD-3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36C-01FTG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302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V99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301</text:p>
          </table:table-cell>
          <table:table-cell office:value-type="string" calcext:value-type="string">
            <text:p>D_S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5.0A</text:p>
          </table:table-cell>
          <table:table-cell table:number-columns-repeated="3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D201</text:p>
          </table:table-cell>
          <table:table-cell table:style-name="ce4" office:value-type="string" calcext:value-type="string">
            <text:p>LED_0603_1608Metric_Pad1.05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ELLOW</text:p>
          </table:table-cell>
          <table:table-cell table:number-columns-repeated="3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C1104,C1103</text:p>
          </table:table-cell>
          <table:table-cell table:style-name="ce4" office:value-type="string" calcext:value-type="string">
            <text:p>C_0603_1608Metric_Pad1.08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u2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1102,C1101,C214,C213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p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920,C915,C911,C905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919,C914,C910,C904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705,C702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table:number-columns-repeated="3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string" calcext:value-type="string">
            <text:p>C614,C208</text:p>
          </table:table-cell>
          <table:table-cell table:style-name="ce4" office:value-type="string" calcext:value-type="string">
            <text:p>C_0603_1608Metric_Pad1.08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470p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604,C601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n7</text:p>
          </table:table-cell>
          <table:table-cell table:number-columns-repeated="3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4" office:value-type="string" calcext:value-type="string">
            <text:p>C507,C502</text:p>
          </table:table-cell>
          <table:table-cell table:style-name="ce4" office:value-type="string" calcext:value-type="string">
            <text:p>C_0603_1608Metric_Pad1.08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30p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309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p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212,C211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/1kV</text:p>
          </table:table-cell>
          <table:table-cell table:number-columns-repeated="3"/>
        </table:table-row>
        <table:table-row table:style-name="ro1" table:number-rows-repeated="104841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20:21:54.348574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dc:date>2021-06-03T21:41:29.935935223</dc:date>
    <meta:editing-duration>PT59M50S</meta:editing-duration>
    <meta:editing-cycles>17</meta:editing-cycles>
    <meta:document-statistic meta:table-count="1" meta:cell-count="815" meta:object-count="0"/>
  </office:meta>
</office:document-meta>
</file>